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60000033CC2FAC48E.png" manifest:media-type="image/png"/>
  <manifest:file-entry manifest:full-path="Pictures/100000010000054B000003576D1C96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9b5" officeooo:paragraph-rsid="001949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Figura2" text:anchor-type="char" svg:width="17cm" svg:height="11.518cm" draw:z-index="1"><draw:image xlink:href="Pictures/10000001000004C60000033CC2FAC48E.png" xlink:type="simple" xlink:show="embed" xlink:actuate="onLoad" draw:mime-type="image/png"/></draw:frame></text:p>
      <text:p text:style-name="P1"/>
      <text:p text:style-name="P1"/>
      <text:p text:style-name="P1"/>
      <text:p text:style-name="P1">­<draw:frame draw:style-name="fr2" draw:name="Figura1" text:anchor-type="char" svg:width="17cm" svg:height="10.726cm" draw:z-index="0"><draw:image xlink:href="Pictures/100000010000054B000003576D1C96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20:02:48.583000000</meta:creation-date>
    <dc:date>2025-03-17T20:04:10.723000000</dc:date>
    <meta:editing-duration>PT1M22S</meta:editing-duration>
    <meta:editing-cycles>1</meta:editing-cycles>
    <meta:document-statistic meta:table-count="0" meta:image-count="2" meta:object-count="0" meta:page-count="1" meta:paragraph-count="1" meta:word-count="1" meta:character-count="1" meta:non-whitespace-character-count="1"/>
    <meta:generator>LibreOffice/24.8.5.2$Windows_X86_64 LibreOffice_project/fddf2685c70b461e7832239a0162a77216259f22</meta:generator>
  </office:meta>
</office:document-meta>
</file>